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5pt solid #000000" fo:border-right="none" fo:border-top="0.5pt solid #000000" fo:border-bottom="0.5pt solid #000000" style:writing-mode="lr-tb"/>
    </style:style>
    <style:style style:name="Taulukko1.C1" style:family="table-cell">
      <style:table-cell-properties style:vertical-align="top" fo:padding="0.101cm" fo:border="0.5pt solid #000000" style:writing-mode="lr-tb"/>
    </style:style>
    <style:style style:name="Taulukko1.A2" style:family="table-cell">
      <style:table-cell-properties style:vertical-align="top" fo:padding="0.101cm" fo:border-left="0.5pt solid #000000" fo:border-right="0.5pt solid #000000" fo:border-top="none" fo:border-bottom="0.5pt solid #000000" style:writing-mode="lr-tb"/>
    </style:style>
    <style:style style:name="Taulukko1.A3" style:family="table-cell">
      <style:table-cell-properties style:vertical-align="top" fo:padding="0.101cm" fo:border-left="0.05pt solid #000000" fo:border-right="0.05pt solid #000000" fo:border-top="0.05pt solid #000000" fo:border-bottom="none" style:writing-mode="lr-tb"/>
    </style:style>
    <style:style style:name="Taulukko1.A4" style:family="table-cell">
      <style:table-cell-properties style:vertical-align="top" fo:padding="0.101cm" fo:border-left="0.05pt solid #000000" fo:border-right="0.05pt solid #000000" fo:border-top="none" fo:border-bottom="none" style:writing-mode="lr-tb"/>
    </style:style>
    <style:style style:name="Taulukko1.A6" style:family="table-cell">
      <style:table-cell-properties style:vertical-align="top" fo:padding="0.101cm" fo:border-left="0.05pt solid #000000" fo:border-right="0.05pt solid #000000" fo:border-top="none" fo:border-bottom="0.05pt solid #000000" style:writing-mode="lr-tb"/>
    </style:style>
    <style:style style:name="Taulukko1.A7" style:family="table-cell">
      <style:table-cell-properties style:vertical-align="top" fo:padding="0.101cm" fo:border-left="0.5pt solid #000000" fo:border-right="none" fo:border-top="none" fo:border-bottom="0.5pt solid #000000" style:writing-mode="lr-tb"/>
    </style:style>
    <style:style style:name="Table5" style:family="table">
      <style:table-properties style:width="14.473cm" table:align="left" style:writing-mode="lr-tb"/>
    </style:style>
    <style:style style:name="Table5.A" style:family="table-column">
      <style:table-column-properties style:column-width="1.852cm"/>
    </style:style>
    <style:style style:name="Table5.B" style:family="table-column">
      <style:table-column-properties style:column-width="2.699cm"/>
    </style:style>
    <style:style style:name="Table5.C" style:family="table-column">
      <style:table-column-properties style:column-width="3.358cm"/>
    </style:style>
    <style:style style:name="Table5.D" style:family="table-column">
      <style:table-column-properties style:column-width="6.563cm"/>
    </style:style>
    <style:style style:name="Table5.1" style:family="table-row">
      <style:table-row-properties fo:keep-together="always"/>
    </style:style>
    <style:style style:name="Table5.A1" style:family="table-cell">
      <style:table-cell-properties style:vertical-align="" fo:padding-left="0.191cm" fo:padding-right="0.191cm" fo:padding-top="0cm" fo:padding-bottom="0cm" fo:border-left="none" fo:border-right="none" fo:border-top="none" fo:border-bottom="0.5pt solid #000000" style:writing-mode="lr-tb"/>
    </style:style>
    <style:style style:name="Table5.A2" style:family="table-cell">
      <style:table-cell-properties style:vertical-align="top" fo:padding-left="0.191cm" fo:padding-right="0.191cm" fo:padding-top="0cm" fo:padding-bottom="0cm" fo:border="none" style:writing-mode="lr-tb"/>
    </style:style>
    <style:style style:name="Table3" style:family="table">
      <style:table-properties style:width="12.199cm" table:align="right" style:writing-mode="lr-tb"/>
    </style:style>
    <style:style style:name="Table3.A" style:family="table-column">
      <style:table-column-properties style:column-width="7.938cm"/>
    </style:style>
    <style:style style:name="Table3.B" style:family="table-column">
      <style:table-column-properties style:column-width="4.26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4.43cm" fo:margin-left="0.058cm" table:align="left" style:writing-mode="lr-tb"/>
    </style:style>
    <style:style style:name="Table1.A" style:family="table-column">
      <style:table-column-properties style:column-width="0.855cm"/>
    </style:style>
    <style:style style:name="Table1.B" style:family="table-column">
      <style:table-column-properties style:column-width="8.67cm"/>
    </style:style>
    <style:style style:name="Table1.C" style:family="table-column">
      <style:table-column-properties style:column-width="2.829cm"/>
    </style:style>
    <style:style style:name="Table1.D" style:family="table-column">
      <style:table-column-properties style:column-width="2.076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4.206cm" fo:margin-left="0.282cm" table:align="left" style:writing-mode="lr-tb"/>
    </style:style>
    <style:style style:name="Table2.A" style:family="table-column">
      <style:table-column-properties style:column-width="0.875cm"/>
    </style:style>
    <style:style style:name="Table2.B" style:family="table-column">
      <style:table-column-properties style:column-width="8.528cm"/>
    </style:style>
    <style:style style:name="Table2.C" style:family="table-column">
      <style:table-column-properties style:column-width="2.727cm"/>
    </style:style>
    <style:style style:name="Table2.D" style:family="table-column">
      <style:table-column-properties style:column-width="2.076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margin-left="0cm" fo:margin-right="0cm" fo:margin-top="0cm" fo:margin-bottom="0cm" fo:text-indent="0cm" style:auto-text-indent="false" style:snap-to-layout-grid="false"/>
      <style:text-properties fo:language="fi" fo:country="FI"/>
    </style:style>
    <style:style style:name="P5" style:family="paragraph" style:parent-style-name="Text_20_body">
      <style:paragraph-properties fo:margin-left="0cm" fo:margin-right="0cm" fo:margin-top="0cm" fo:margin-bottom="0cm" fo:text-indent="0cm" style:auto-text-indent="false" style:snap-to-layout-grid="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Standard">
      <style:paragraph-properties fo:margin-left="0cm" fo:margin-right="0cm" fo:text-indent="0cm" style:auto-text-indent="false"/>
    </style:style>
    <style:style style:name="P9" style:family="paragraph" style:parent-style-name="Text_20_body">
      <style:paragraph-properties fo:margin-left="-0.076cm" fo:margin-right="0cm" fo:margin-top="0cm" fo:margin-bottom="0cm" fo:text-indent="0cm" style:auto-text-indent="false" style:snap-to-layout-grid="false"/>
      <style:text-properties fo:language="fi" fo:country="FI"/>
    </style:style>
    <style:style style:name="P10" style:family="paragraph" style:parent-style-name="Text_20_body">
      <style:paragraph-properties fo:margin-left="-0.076cm" fo:margin-right="0cm" fo:text-indent="0cm" style:auto-text-indent="false" style:snap-to-layout-grid="false"/>
      <style:text-properties fo:language="fi" fo:country="FI"/>
    </style:style>
    <style:style style:name="P11" style:family="paragraph" style:parent-style-name="Table_20_Contents">
      <style:text-properties fo:font-weight="bold" style:font-weight-asian="bold" style:font-weight-complex="bold"/>
    </style:style>
    <style:style style:name="P12"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13"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14" style:family="paragraph" style:parent-style-name="Otsikko_20__28_numeroimaton_29_" style:master-page-name="First_20_Page">
      <style:paragraph-properties style:page-number="auto"/>
      <style:text-properties fo:language="fi" fo:country="FI"/>
    </style:style>
    <style:style style:name="P15" style:family="paragraph" style:parent-style-name="Heading_20_1">
      <style:paragraph-properties fo:break-before="page"/>
    </style:style>
    <style:style style:name="T1" style:family="text">
      <style:text-properties fo:language="fi" fo:country="FI"/>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896624069" text:style-name="WW8StyleNum">
        <text:list-header>
          <text:p text:style-name="P14"/>
        </text:list-header>
      </text:list>
      <text:p text:style-name="P2"/>
      <text:p text:style-name="P2"/>
      <text:p text:style-name="P2"/>
      <text:p text:style-name="P2"/>
      <text:p text:style-name="P2"/>
      <text:p text:style-name="P2"/>
      <text:list xml:id="list1078857495" text:continue-numbering="true" text:style-name="WW8StyleNum">
        <text:list-header>
          <text:p text:style-name="Kansiots1"/>
          <text:p text:style-name="Kansiots1">Technical Specification</text:p>
          <text:p text:style-name="Kansiotsikko">Dependency Analysis Tool</text:p>
          <text:p text:style-name="Kansiotsikko">for Kactus2</text:p>
          <text:p text:style-name="Kansiots2">Version 0.25</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4">TUT</text:p>
          </table:table-cell>
          <table:table-cell table:style-name="Taulukko1.A1" office:value-type="string">
            <text:p text:style-name="P4">Department of Computer Systems</text:p>
          </table:table-cell>
          <table:table-cell table:style-name="Taulukko1.C1" office:value-type="string">
            <text:p text:style-name="P4">TKT-2527 Project Work</text:p>
          </table:table-cell>
        </table:table-row>
        <table:table-row>
          <table:table-cell table:style-name="Taulukko1.A2" table:number-columns-spanned="3" office:value-type="string">
            <text:p text:style-name="P4">Author: Joni-Matti Määttä</text:p>
          </table:table-cell>
          <table:covered-table-cell/>
          <table:covered-table-cell/>
        </table:table-row>
        <table:table-row>
          <table:table-cell table:style-name="Taulukko1.A3" table:number-columns-spanned="3" office:value-type="string">
            <text:p text:style-name="P4">Joni-Matti Määttä, joni-matti.maatta@tut.fi</text:p>
          </table:table-cell>
          <table:covered-table-cell/>
          <table:covered-table-cell/>
        </table:table-row>
        <table:table-row>
          <table:table-cell table:style-name="Taulukko1.A4" table:number-columns-spanned="3" office:value-type="string">
            <text:p text:style-name="P4">Mikko Honkonen, mikko.honkonen@tut.fi</text:p>
          </table:table-cell>
          <table:covered-table-cell/>
          <table:covered-table-cell/>
        </table:table-row>
        <table:table-row>
          <table:table-cell table:style-name="Taulukko1.A4" table:number-columns-spanned="3" office:value-type="string">
            <text:p text:style-name="P4">Tommi Korhonen, tommi.korhonen@tut.fi</text:p>
          </table:table-cell>
          <table:covered-table-cell/>
          <table:covered-table-cell/>
        </table:table-row>
        <table:table-row>
          <table:table-cell table:style-name="Taulukko1.A6" table:number-columns-spanned="3" office:value-type="string">
            <text:p text:style-name="P4"/>
          </table:table-cell>
          <table:covered-table-cell/>
          <table:covered-table-cell/>
        </table:table-row>
        <table:table-row>
          <table:table-cell table:style-name="Taulukko1.A7" table:number-columns-spanned="2" office:value-type="string">
            <text:p text:style-name="P4">Document State: Work-in-progress</text:p>
          </table:table-cell>
          <table:covered-table-cell/>
          <table:table-cell table:style-name="Taulukko1.A2" office:value-type="string">
            <text:p text:style-name="P5"><text:span text:style-name="T1">Modified: </text:span><text:span text:style-name="T1"><text:modification-date style:data-style-name="N84">2013-01-09</text:modification-date></text:span></text:p>
          </table:table-cell>
        </table:table-row>
      </table:table>
      <text:list xml:id="list991719265" text:continue-numbering="true" text:style-name="WW8StyleNum">
        <text:list-header>
          <text:p text:style-name="Otsikko_20__28_numeroimaton_29_">Version History</text:p>
        </text:list-header>
      </text:list>
      <text:p text:style-name="P2"/>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9">Version</text:p>
            </table:table-cell>
            <table:table-cell table:style-name="Table5.A1" office:value-type="string">
              <text:p text:style-name="P4">Date</text:p>
            </table:table-cell>
            <table:table-cell table:style-name="Table5.A1" office:value-type="string">
              <text:p text:style-name="P4">Author(s)</text:p>
            </table:table-cell>
            <table:table-cell table:style-name="Table5.A1" office:value-type="string">
              <text:p text:style-name="P4">Summary of Changes</text:p>
            </table:table-cell>
          </table:table-row>
        </table:table-header-rows>
        <table:table-row table:style-name="Table5.1">
          <table:table-cell table:style-name="Table5.A2" office:value-type="string">
            <text:p text:style-name="P10">0.1</text:p>
          </table:table-cell>
          <table:table-cell table:style-name="Table5.A2" office:value-type="string">
            <text:p text:style-name="P6">2012-12-17</text:p>
          </table:table-cell>
          <table:table-cell table:style-name="Table5.A2" office:value-type="string">
            <text:p text:style-name="P6">J.-M. Määttä</text:p>
          </table:table-cell>
          <table:table-cell table:style-name="Table5.A2" office:value-type="string">
            <text:p text:style-name="P7">Modified the document base and headers.</text:p>
          </table:table-cell>
        </table:table-row>
        <table:table-row table:style-name="Table5.1">
          <table:table-cell table:style-name="Table5.A2" office:value-type="string">
            <text:p text:style-name="P10">0.2</text:p>
          </table:table-cell>
          <table:table-cell table:style-name="Table5.A2" office:value-type="string">
            <text:p text:style-name="P6">2013-01-06</text:p>
          </table:table-cell>
          <table:table-cell table:style-name="Table5.A2" office:value-type="string">
            <text:p text:style-name="P7">M. Honkonen</text:p>
          </table:table-cell>
          <table:table-cell table:style-name="Table5.A2" office:value-type="string">
            <text:p text:style-name="P6">Added content to Chapter 1.</text:p>
          </table:table-cell>
        </table:table-row>
        <table:table-row table:style-name="Table5.1">
          <table:table-cell table:style-name="Table5.A2" office:value-type="string">
            <text:p text:style-name="P10">0.25</text:p>
          </table:table-cell>
          <table:table-cell table:style-name="Table5.A2" office:value-type="string">
            <text:p text:style-name="P6">2013-01-09</text:p>
          </table:table-cell>
          <table:table-cell table:style-name="Table5.A2" office:value-type="string">
            <text:p text:style-name="P6">T. Korhonen</text:p>
          </table:table-cell>
          <table:table-cell table:style-name="Table5.A2" office:value-type="string">
            <text:p text:style-name="P6">Added content to Chapter 2.</text:p>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
      <text:list xml:id="list1810725132"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12">1. <text:s text:c="2"/>Introduction<text:tab/>4</text:p>
          <text:p text:style-name="P13">1.1 <text:s text:c="2"/>Overview<text:tab/>4</text:p>
          <text:p text:style-name="P13">1.2 <text:s text:c="2"/>Purpose and Scope<text:tab/>4</text:p>
          <text:p text:style-name="P13">1.3 <text:s text:c="2"/>Product and Environment<text:tab/>4</text:p>
          <text:p text:style-name="P13">1.4 <text:s text:c="2"/>Definitions, Acronyms and Abbreviations<text:tab/>4</text:p>
          <text:p text:style-name="P13">1.5 <text:s text:c="2"/>References<text:tab/>4</text:p>
          <text:p text:style-name="P13">1.6 <text:s text:c="2"/>Document Overview<text:tab/>4</text:p>
          <text:p text:style-name="P12">2. <text:s text:c="2"/>System Overview<text:tab/>5</text:p>
          <text:p text:style-name="P13">2.1 <text:s text:c="2"/>Application Environment<text:tab/>5</text:p>
          <text:p text:style-name="P13">2.2 <text:s text:c="2"/>Interfaces<text:tab/>5</text:p>
          <text:p text:style-name="P13">2.3 <text:s text:c="2"/>Hardware Environment<text:tab/>5</text:p>
          <text:p text:style-name="P13">2.4 <text:s text:c="2"/>Software Environments<text:tab/>5</text:p>
          <text:p text:style-name="P13">2.5 <text:s text:c="2"/>Main Restrictions for Implementation<text:tab/>5</text:p>
          <text:p text:style-name="P13">2.6 <text:s text:c="2"/>Agreements and Standards<text:tab/>5</text:p>
          <text:p text:style-name="P12">3. <text:s text:c="2"/>Architecture Design<text:tab/>6</text:p>
          <text:p text:style-name="P13">3.1 <text:s text:c="2"/>General Guidelines<text:tab/>6</text:p>
          <text:p text:style-name="P13">3.2 <text:s text:c="2"/>Software Architectures, Modules and Processes<text:tab/>6</text:p>
          <text:p text:style-name="P13">3.3 <text:s text:c="2"/>Database Architecture<text:tab/>6</text:p>
          <text:p text:style-name="P13">3.4 <text:s text:c="2"/>Error and Exception Handling<text:tab/>6</text:p>
          <text:p text:style-name="P12">4. <text:s text:c="2"/>Detailed Design<text:tab/>7</text:p>
          <text:p text:style-name="P13">4.1 <text:s text:c="2"/>Overview<text:tab/>7</text:p>
          <text:p text:style-name="P13">4.2 <text:s text:c="2"/>Module X...<text:tab/>7</text:p>
          <text:p text:style-name="P12">5. <text:s text:c="2"/>Third Party Components and Other Specific <text:s/>Technical Solutions<text:tab/>8</text:p>
          <text:p text:style-name="P12">6. <text:s text:c="2"/>Error Handling<text:tab/>9</text:p>
          <text:p text:style-name="P12">7. <text:s text:c="2"/>Rejected Ideas<text:tab/>10</text:p>
          <text:p text:style-name="P12">8. <text:s text:c="2"/>Ideas for Further Development<text:tab/>11</text:p>
        </text:index-body>
      </text:table-of-content>
      <text:p text:style-name="P3"/>
      <text:p text:style-name="P2"/>
      <text:p text:style-name="Text_20_body"><text:tab/></text:p>
      <text:h text:style-name="P15" text:outline-level="1" text:restart-numbering="true" text:start-value="1"><text:s/><text:tab/>Introduction</text:h>
      <text:p text:style-name="Sisennetty_20_teksti">TODO Mikko </text:p>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Purpose and Scope</text:h>
      <text:p text:style-name="Text_20_body">This document describes the Dependency Analysis Tool for Kactus2 in such a way, that it can be implemented based only on the information found in this document. The document is based on the functional specification [viite]. The document is aimed at the project team handling the system implementation.</text:p>
      <text:p text:style-name="Text_20_body">The main feature of the document is the system architecture description, first on a more general level and then in detail on process level.</text:p>
      <text:h text:style-name="Heading_20_2" text:outline-level="2"><text:s/><text:tab/>Product and Environment</text:h>
      <text:p text:style-name="Text_20_body">The Dependency Analysis Tool is a new feature for the Kactus2 toolset for embedded design. The purpose of the dependency analysis tool is to provide the user an easy to understand visual representation of file dependencies and to notify user whenever these dependencies might cause problems when modifying code.</text:p>
      <text:p text:style-name="Text_20_body">As the tool is part of Kactus2, it should be usable on any system where Kactus2 works. Currently this includes Windows and Linux systems with the appropriate Qt support.</text:p>
      <text:h text:style-name="Heading_20_2" text:outline-level="2"><text:s/><text:tab/>Definitions, Acronyms and Abbreviations</text:h>
      <text:p text:style-name="Text_20_body">[taulukko]</text:p>
      <text:h text:style-name="Heading_20_2" text:outline-level="2"><text:s/><text:tab/>References</text:h>
      <text:p text:style-name="Text_20_body">[func spec]</text:p>
      <text:h text:style-name="Heading_20_2" text:outline-level="2"><text:soft-page-break/><text:s/><text:tab/>Document Overview</text:h>
      <text:p text:style-name="Text_20_body">Chapter 1 is an overview of the document. It serves as an introduction to the document, giving the reader an idea of what to find in the document.</text:p>
      <text:p text:style-name="Text_20_body">Chapter 2 is a general overview of the system. It serves as an introduction to the system being developed, providing the reader information about things such as the application environment, interfaces and implementation restrictions.</text:p>
      <text:p text:style-name="Text_20_body">Chapter 3 is the architecture description. It contains the design ideologies, technology choices and general software architecture with reasoning for the choices made.</text:p>
      <text:p text:style-name="Text_20_body">Chapter 4 contains the detailed design. In chapter 4 the system architecture is described on a detailed level, in such way that it works as a guide to system implementation.</text:p>
      <text:p text:style-name="Text_20_body">Chapter 5 details the third party components and other specific technical solutions. It lists any third party components used for the software, and any project-specific implementation solutions.</text:p>
      <text:p text:style-name="Text_20_body">Chapter 6 contains the system's error handling. It describes the system's behavior during error situations.</text:p>
      <text:p text:style-name="Text_20_body">Chapter 7 lists any rejected ideas for the system.</text:p>
      <text:p text:style-name="Text_20_body">Chapter 8 lists ideas for further development of the system.</text:p>
      <text:h text:style-name="Heading_20_1" text:outline-level="1"><text:s/><text:tab/>System Overview</text:h>
      <text:p text:style-name="Sisennetty_20_teksti">TODO Tommi</text:p>
      <text:h text:style-name="Heading_20_2" text:outline-level="2"><text:s/><text:tab/>Application Environment</text:h>
      <text:p text:style-name="Text_20_body">Developed dependency analysis tool integrates seamlessly into Kactus2. Kactus2 is a toolset to design embedded products. Kactus2 is developed at TUT and it is developed in C++ using Qt framework to allow cross-platform development. Kactus2 aims to help with IP reusability and practical HW/SW abstraction. Kactus2 is based on IP-XACT XML metadata and design methodology. Kactus2 also extends the IP-XACT usage to upper product hierarchies. Kactus2 offers easy entrance to metadata based design methodology. Kactus2 is available for Windows and Linux environments.</text:p>
      <text:h text:style-name="Heading_20_2" text:outline-level="2"><text:s/><text:tab/>Interfaces</text:h>
      <text:p text:style-name="Text_20_body">Dependency analysis tool is part of Kactus2. Figure XX illustrates the point in user interface where the dependency analysis tool connects to Kactus2. </text:p>
      <text:p text:style-name="Text_20_body">[kuva]</text:p>
      <text:h text:style-name="Heading_20_2" text:outline-level="2"><text:s/><text:tab/>Hardware Environment</text:h>
      <text:p text:style-name="Text_20_body">XXX Kuvataan laitteistoympäristö, jossa järjestelmä toimii. Esimerkiksi mitä oheislaitteita tarvitaan, mitä keskusyksiköltä odotetaan, mitä laitteiden ominaisuuksia ohjelma hyödyntää, mitkä laitteiston ominaisuudet rajoittavat teknisiä ratkaisuja ja millaiset ovat liittymät muihin tietokoneisiin. </text:p>
      <text:h text:style-name="Heading_20_2" text:outline-level="2"><text:s/><text:tab/>Software Environments</text:h>
      <text:p text:style-name="Text_20_body">Developed tool should work on any operating system the Kactus2 software works in.</text:p>
      <text:p text:style-name="Text_20_body">Tools used in development are listed in the table XX. Tai viittaus project planiin.</text:p>
      <table:table table:name="Table3" table:style-name="Table3">
        <table:table-column table:style-name="Table3.A"/>
        <table:table-column table:style-name="Table3.B"/>
        <table:table-row>
          <table:table-cell table:style-name="Table3.A1" office:value-type="string">
            <text:p text:style-name="P11">Software</text:p>
          </table:table-cell>
          <table:table-cell table:style-name="Table3.B1" office:value-type="string">
            <text:p text:style-name="P11">Version</text:p>
          </table:table-cell>
        </table:table-row>
        <table:table-row>
          <table:table-cell table:style-name="Table3.A2" office:value-type="string">
            <text:p text:style-name="Table_20_Contents">Qt</text:p>
          </table:table-cell>
          <table:table-cell table:style-name="Table3.B2" office:value-type="string">
            <text:p text:style-name="Table_20_Contents">4.8.3</text:p>
          </table:table-cell>
        </table:table-row>
        <table:table-row>
          <table:table-cell table:style-name="Table3.A2" office:value-type="string">
            <text:p text:style-name="Table_20_Contents">Microsoft Visual Studio 2008</text:p>
          </table:table-cell>
          <table:table-cell table:style-name="Table3.B2" office:value-type="string">
            <text:p text:style-name="Table_20_Contents">Standard / Professional Edition</text:p>
          </table:table-cell>
        </table:table-row>
        <table:table-row>
          <table:table-cell table:style-name="Table3.A2" office:value-type="string">
            <text:p text:style-name="Table_20_Contents">...</text:p>
          </table:table-cell>
          <table:table-cell table:style-name="Table3.B2" office:value-type="string">
            <text:p text:style-name="Table_20_Contents"/>
          </table:table-cell>
        </table:table-row>
      </table:table>
      <text:p text:style-name="Text_20_body"/>
      <text:h text:style-name="Heading_20_2" text:outline-level="2"><text:soft-page-break/><text:s/><text:tab/>Main Restrictions for Implementation</text:h>
      <text:p text:style-name="Text_20_body">Because Kactus2 is developed in C++ using Qt framework. Tools development is restricted to C++ and Qt. Usage of Qt places some restrictions on the UI implementation. Also the developed dependency analysis tool should not add any additional dependencies besides the ones used in main software.</text:p>
      <text:h text:style-name="Heading_20_2" text:outline-level="2"><text:s/><text:tab/>Agreements and Standards</text:h>
      <text:p text:style-name="Text_20_body">...</text:p>
      <text:h text:style-name="Heading_20_1" text:outline-level="1"><text:s/><text:tab/>Architecture Design</text:h>
      <text:p text:style-name="Sisennetty_20_teksti">TODO Joni-Matti</text:p>
      <text:h text:style-name="Heading_20_2" text:outline-level="2"><text:s/><text:tab/>General Guidelines</text:h>
      <text:h text:style-name="Heading_20_2" text:outline-level="2"><text:s/><text:tab/>Software Architectures, Modules and Processes</text:h>
      <text:h text:style-name="Heading_20_2" text:outline-level="2"><text:s/><text:tab/>Database Architecture</text:h>
      <text:h text:style-name="Heading_20_2" text:outline-level="2"><text:s/><text:tab/>Error and Exception Handling</text:h>
      <text:p text:style-name="Text_20_body"/>
      <text:h text:style-name="Heading_20_1" text:outline-level="1"><text:s/><text:tab/>Detailed Design</text:h>
      <text:h text:style-name="Heading_20_2" text:outline-level="2"><text:s/><text:tab/>Overview</text:h>
      <text:h text:style-name="Heading_20_2" text:outline-level="2"><text:s/><text:tab/>Module X...</text:h>
      <text:h text:style-name="Heading_20_1" text:outline-level="1"><text:s/><text:tab/>Third Party Components and Other Specific <text:tab/>Technical Solutions</text:h>
      <text:p text:style-name="Sisennetty_20_teksti">TODO Joni-Matti</text:p>
      <text:h text:style-name="Heading_20_1" text:outline-level="1"><text:s/><text:tab/>Error Handling</text:h>
      <text:p text:style-name="Sisennetty_20_teksti"/>
      <text:h text:style-name="P15" text:outline-level="1"><text:s/><text:tab/>Rejected Ideas</text:h>
      <text:p text:style-name="Sisennetty_20_teksti"/>
      <text:p text:style-name="Standard"><text:tab/></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ID</text:p>
          </table:table-cell>
          <table:table-cell table:style-name="Table1.A1" office:value-type="string">
            <text:p text:style-name="P11">Idea</text:p>
          </table:table-cell>
          <table:table-cell table:style-name="Table1.A1" office:value-type="string">
            <text:p text:style-name="P11">Date</text:p>
          </table:table-cell>
          <table:table-cell table:style-name="Table1.D1" office:value-type="string">
            <text:p text:style-name="P11">Who</text:p>
          </table:table-cell>
        </table:table-row>
        <table:table-row>
          <table:table-cell table:style-name="Table1.A2" office:value-type="string">
            <text:p text:style-name="Table_20_Contents">1</text:p>
          </table:table-cell>
          <table:table-cell table:style-name="Table1.A2" office:value-type="string">
            <text:p text:style-name="Table_20_Contents">Removing/blocking automatic dependencies.</text:p>
          </table:table-cell>
          <table:table-cell table:style-name="Table1.A2" office:value-type="string">
            <text:p text:style-name="Table_20_Contents">2012-11-01</text:p>
          </table:table-cell>
          <table:table-cell table:style-name="Table1.D2" office:value-type="string">
            <text:p text:style-name="Table_20_Contents">Mikko</text:p>
          </table:table-cell>
        </table:table-row>
        <table:table-row>
          <table:table-cell table:style-name="Table1.A2" office:value-type="string">
            <text:p text:style-name="Table_20_Contents">2</text:p>
          </table:table-cell>
          <table:table-cell table:style-name="Table1.A2" office:value-type="string">
            <text:p text:style-name="Table_20_Contents">The dependency difference view could be presented in a separate window instead of the in the place of normal dependency graph.</text:p>
          </table:table-cell>
          <table:table-cell table:style-name="Table1.A2" office:value-type="string">
            <text:p text:style-name="Table_20_Contents">2012-12-12</text:p>
          </table:table-cell>
          <table:table-cell table:style-name="Table1.D2" office:value-type="string">
            <text:p text:style-name="Table_20_Contents">Mikko</text:p>
          </table:table-cell>
        </table:table-row>
      </table:table>
      <text:h text:style-name="Heading_20_1" text:outline-level="1"><text:s/><text:tab/>Ideas for Further Development</text:h>
      <text:p text:style-name="Sisennetty_20_teksti"/>
      <text:p text:style-name="Standard"><text:tab/></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1">ID</text:p>
          </table:table-cell>
          <table:table-cell table:style-name="Table2.A1" office:value-type="string">
            <text:p text:style-name="P11">Idea</text:p>
          </table:table-cell>
          <table:table-cell table:style-name="Table2.A1" office:value-type="string">
            <text:p text:style-name="P11">Date</text:p>
          </table:table-cell>
          <table:table-cell table:style-name="Table2.D1" office:value-type="string">
            <text:p text:style-name="P11">Who</text:p>
          </table:table-cell>
        </table:table-row>
        <table:table-row>
          <table:table-cell table:style-name="Table2.A2" office:value-type="string">
            <text:p text:style-name="Table_20_Contents">1</text:p>
          </table:table-cell>
          <table:table-cell table:style-name="Table2.A2" office:value-type="string">
            <text:p text:style-name="Table_20_Contents">Automatic dependency type scanning for automatic dependencies (i.e. class instancing, function use)</text:p>
          </table:table-cell>
          <table:table-cell table:style-name="Table2.A2" office:value-type="string">
            <text:p text:style-name="Table_20_Contents">2012-11-22</text:p>
          </table:table-cell>
          <table:table-cell table:style-name="Table2.D2" office:value-type="string">
            <text:p text:style-name="Table_20_Contents">Client</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left="2.501cm" fo:margin-right="0cm" fo:margin-top="0cm" fo:margin-bottom="0.42cm"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left="1cm" fo:margin-right="0cm" fo:margin-top="0cm" fo:margin-bottom="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left="0cm" fo:margin-right="0cm" fo:margin-top="0.847cm" fo:margin-bottom="0cm" fo:line-height="100%" fo:text-indent="0cm" style:auto-text-indent="false" fo:break-before="page" fo:padding-left="0cm" fo:padding-right="0cm" fo:padding-top="0cm" fo:padding-bottom="0.035cm" fo:border-left="none" fo:border-right="none" fo:border-top="none" fo:border-bottom="0.51pt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left="0cm" fo:margin-right="0cm" fo:margin-top="0.423cm" fo:margin-bottom="0cm"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212cm" fo:margin-bottom="0cm"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left="0cm" fo:margin-right="0cm" fo:margin-top="0cm" fo:margin-bottom="0cm"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left="0cm" fo:margin-right="0cm" fo:margin-top="0cm" fo:margin-bottom="0cm"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margin-top="0cm" fo:margin-bottom="0cm"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51pt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51pt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51pt solid #000000" fo:border-bottom="0.51pt solid #000000"/>
    </style:style>
    <style:style style:name="kuvateksti" style:family="paragraph" style:parent-style-name="Standard">
      <style:paragraph-properties fo:margin-left="2.501cm" fo:margin-right="0cm" fo:margin-top="0.212cm" fo:margin-bottom="0cm"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51pt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51pt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left="1.752cm" fo:margin-right="0cm" fo:margin-top="0cm" fo:margin-bottom="0cm"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Technical Specification<text:tab/>Version 0.25</text:p>
      </style:header>
      <style:footer>
        <text:p text:style-name="Footer">Modified: <text:modification-date style:data-style-name="N84">2013-01-09</text:modification-date><text:tab/><text:tab/><text:page-number text:select-page="current">13</text:page-number>/<text:page-count style:num-format="1">13</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dc:title>HYTT dokumenttirunko</dc:title>
    <meta:initial-creator>Markus Makkonen</meta:initial-creator>
    <meta:creation-date>2007-06-27T15:15:40</meta:creation-date>
    <dc:date>2013-01-09T10:33:04</dc:date>
    <dc:language>fi-FI</dc:language>
    <meta:editing-cycles>408</meta:editing-cycles>
    <meta:editing-duration>PT15H42M9S</meta:editing-duration>
    <dc:creator>Tommi Korhonen</dc:creator>
    <meta:document-statistic meta:table-count="5" meta:image-count="0" meta:object-count="0" meta:page-count="13" meta:paragraph-count="142" meta:word-count="1003" meta:character-count="6683" meta:non-whitespace-character-count="5967"/>
    <meta:user-defined meta:name="Info 1"/>
    <meta:user-defined meta:name="Info 2"/>
    <meta:user-defined meta:name="Info 3"/>
    <meta:user-defined meta:name="Info 4"/>
  </office:meta>
</office:document-meta>
</file>